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90.74pt"/>
    </style:style>
    <style:style style:name="co3" style:family="table-column">
      <style:table-column-properties fo:break-before="auto" style:column-width="108.74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7.46pt" fo:break-before="auto" style:use-optimal-row-height="false"/>
    </style:style>
    <style:style style:name="ro4" style:family="table-row">
      <style:table-row-properties style:row-height="13.8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TL_20_RowProperty" style:data-style-name="N0">
      <style:table-cell-properties fo:background-color="#fa6900" style:cell-protect="protected" style:print-content="true" style:text-align-source="fix" style:repeat-content="false" fo:border="0.06pt solid #000000" style:vertical-align="automatic"/>
      <style:paragraph-properties fo:text-align="start" fo:margin-left="0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3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pt"/>
    </style:style>
    <style:style style:name="ce4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pt"/>
    </style:style>
    <style:style style:name="ce5" style:family="table-cell" style:parent-style-name="TL_20_RowHeader" style:data-style-name="N0">
      <style:table-cell-properties fo:border-bottom="0.06pt solid #000000" fo:background-color="#fae6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pt"/>
    </style:style>
    <style:style style:name="ce6" style:family="table-cell" style:parent-style-name="Default" style:data-style-name="N0"/>
    <style:style style:name="ce7" style:family="table-cell" style:parent-style-name="TL_20_ColHeader" style:data-style-name="N0">
      <style:table-cell-properties fo:background-color="#69d2e7" style:cell-protect="protected" style:print-content="true" style:text-align-source="fix" style:repeat-content="false" fo:border="0.06pt solid #000000" style:vertical-align="automatic"/>
      <style:paragraph-properties fo:text-align="start" fo:margin-left="0pt"/>
    </style:style>
    <style:style style:name="ce8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none" fo:border-right="0.06pt solid #000000" fo:border-top="0.06pt solid #000000" style:vertical-align="automatic"/>
      <style:paragraph-properties fo:text-align="start" fo:margin-left="0pt"/>
    </style:style>
    <style:style style:name="ce9" style:family="table-cell" style:parent-style-name="TL_20_RowHeader" style:data-style-name="N0">
      <style:table-cell-properties fo:border-bottom="none" fo:background-color="#fae60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pt"/>
    </style:style>
    <style:style style:name="ce10" style:family="table-cell" style:parent-style-name="TL_20_RowHeader" style:data-style-name="N0">
      <style:table-cell-properties fo:border-bottom="0.06pt solid #000000" fo:background-color="#fae600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pt"/>
    </style:style>
    <style:style style:name="ce11" style:family="table-cell" style:parent-style-name="TL_20_Data" style:data-style-name="N0">
      <style:table-cell-properties fo:border-bottom="none" fo:background-color="#c8c8a9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pt"/>
    </style:style>
    <style:style style:name="ce12" style:family="table-cell" style:parent-style-name="TL_20_Data" style:data-style-name="N0">
      <style:table-cell-properties fo:border-bottom="none" fo:background-color="#c8c8a9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  <style:style style:name="ce13" style:family="table-cell" style:parent-style-name="TL_20_Data" style:data-style-name="N0">
      <style:table-cell-properties fo:border-bottom="0.06pt solid #000000" fo:background-color="#c8c8a9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0" table:default-cell-style-name="ce6"/>
        <table:table-column table:style-name="co5" table:default-cell-style-name="ce6"/>
        <table:table-row table:style-name="ro1">
          <table:table-cell table:style-name="ce1" office:value-type="string" calcext:value-type="string">
            <text:p>Gemeente</text:p>
          </table:table-cell>
          <table:table-cell table:style-name="ce7" office:value-type="string" calcext:value-type="string">
            <text:p>Geslacht</text:p>
          </table:table-cell>
          <table:table-cell table:style-name="ce7" office:value-type="string" calcext:value-type="string">
            <text:p>PopulatieCBS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table:style-name="ce3" office:value-type="string" calcext:value-type="string">
            <text:p>Aa en Hunze</text:p>
          </table:table-cell>
          <table:table-cell table:style-name="ce8" office:value-type="string" calcext:value-type="string">
            <text:p>Mannen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4" office:value-type="string" calcext:value-type="string">
            <text:p>Aagt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 calcext:value-type="string">
            <text:p>Aa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17" calcext:value-type="float">
            <text:p>55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s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988" calcext:value-type="float">
            <text:p>109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75" calcext:value-type="float">
            <text:p>90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 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59" calcext:value-type="float">
            <text:p>46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d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61" calcext:value-type="float">
            <text:p>18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le-Rix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55" calcext:value-type="float">
            <text:p>28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bbe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ben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c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63" calcext:value-type="float">
            <text:p>39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chtkarsp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963" calcext:value-type="float">
            <text:p>139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du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kersloo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06" calcext:value-type="float">
            <text:p>26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lass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643" calcext:value-type="float">
            <text:p>86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rands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59" calcext:value-type="float">
            <text:p>69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kema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77" calcext:value-type="float">
            <text:p>71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km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338" calcext:value-type="float">
            <text:p>443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590" calcext:value-type="float">
            <text:p>305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854" calcext:value-type="float">
            <text:p>388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phen aan den Rij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824" calcext:value-type="float">
            <text:p>308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 en R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03" calcext:value-type="float">
            <text:p>32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-Cha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bt De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44" calcext:value-type="float">
            <text:p>29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bt Montfo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by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i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14" calcext:value-type="float">
            <text:p>16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o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59" calcext:value-type="float">
            <text:p>33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sf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974" calcext:value-type="float">
            <text:p>489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mersto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merzo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34" calcext:value-type="float">
            <text:p>21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l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614" calcext:value-type="float">
            <text:p>336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nra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st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3521" calcext:value-type="float">
            <text:p>3435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d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64" calcext:value-type="float">
            <text:p>30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ge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39" calcext:value-type="float">
            <text:p>22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ke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lo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94" calcext:value-type="float">
            <text:p>37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na Paulown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79" calcext:value-type="float">
            <text:p>63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el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287" calcext:value-type="float">
            <text:p>722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pelte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ppinge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78" calcext:value-type="float">
            <text:p>60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cen en Ve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43" calcext:value-type="float">
            <text:p>44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k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rne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86" calcext:value-type="float">
            <text:p>23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n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422" calcext:value-type="float">
            <text:p>634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p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195" calcext:value-type="float">
            <text:p>241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sendelf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s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96" calcext:value-type="float">
            <text:p>77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venh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vere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95" calcext:value-type="float">
            <text:p>73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x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20" calcext:value-type="float">
            <text:p>61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d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le-Nassau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29" calcext:value-type="float">
            <text:p>30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833" calcext:value-type="float">
            <text:p>118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ex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02" calcext:value-type="float">
            <text:p>12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f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kel en Milheez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67" calcext:value-type="float">
            <text:p>38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ng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e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066" calcext:value-type="float">
            <text:p>100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ne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542" calcext:value-type="float">
            <text:p>215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singerh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woutswaar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t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th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25" calcext:value-type="float">
            <text:p>26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d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54" calcext:value-type="float">
            <text:p>51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g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99" calcext:value-type="float">
            <text:p>8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 (L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35" calcext:value-type="float">
            <text:p>83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 en Don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13" calcext:value-type="float">
            <text:p>47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ms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55" calcext:value-type="float">
            <text:p>38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29" calcext:value-type="float">
            <text:p>16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t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46" calcext:value-type="float">
            <text:p>35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s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55" calcext:value-type="float">
            <text:p>64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t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i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51" calcext:value-type="float">
            <text:p>71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f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71" calcext:value-type="float">
            <text:p>26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ed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50" calcext:value-type="float">
            <text:p>47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m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mm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50" calcext:value-type="float">
            <text:p>81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ne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91" calcext:value-type="float">
            <text:p>25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sch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nt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76" calcext:value-type="float">
            <text:p>18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D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Terblij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amba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52" calcext:value-type="float">
            <text:p>45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L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19" calcext:value-type="float">
            <text:p>66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N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593" calcext:value-type="float">
            <text:p>65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op Zoo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940" calcext:value-type="float">
            <text:p>229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y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65" calcext:value-type="float">
            <text:p>52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67" calcext:value-type="float">
            <text:p>88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a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17" calcext:value-type="float">
            <text:p>29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schenh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79" calcext:value-type="float">
            <text:p>38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 en Rodenrij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27" calcext:value-type="float">
            <text:p>79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-Enscho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90" calcext:value-type="float">
            <text:p>51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enwou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lic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47" calcext:value-type="float">
            <text:p>44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nhez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14" calcext:value-type="float">
            <text:p>63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255" calcext:value-type="float">
            <text:p>112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n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70" calcext:value-type="float">
            <text:p>113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sic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ver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274" calcext:value-type="float">
            <text:p>172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er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er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gg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t Bild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35" calcext:value-type="float">
            <text:p>50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Bil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040" calcext:value-type="float">
            <text:p>150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ngelra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nnenmaa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76" calcext:value-type="float">
            <text:p>93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d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del en Neter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34" calcext:value-type="float">
            <text:p>51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nkenh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ric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46" calcext:value-type="float">
            <text:p>50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is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90" calcext:value-type="float">
            <text:p>46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skensgraaf en Hofwe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oem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09" calcext:value-type="float">
            <text:p>80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kk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okzij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arnsterhi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910" calcext:value-type="float">
            <text:p>89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choltz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76" calcext:value-type="float">
            <text:p>92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-Reeu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ek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38" calcext:value-type="float">
            <text:p>45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n Bo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58" calcext:value-type="float">
            <text:p>34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lsw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66" calcext:value-type="float">
            <text:p>47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Bomm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ornster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cu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23" calcext:value-type="float">
            <text:p>51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55" calcext:value-type="float">
            <text:p>64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er-Odo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gha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76" calcext:value-type="float">
            <text:p>70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90" calcext:value-type="float">
            <text:p>108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e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362" calcext:value-type="float">
            <text:p>103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se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sko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81" calcext:value-type="float">
            <text:p>73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ven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x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64" calcext:value-type="float">
            <text:p>71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x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714" calcext:value-type="float">
            <text:p>127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k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44" calcext:value-type="float">
            <text:p>33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nd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291" calcext:value-type="float">
            <text:p>602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derwi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57" calcext:value-type="float">
            <text:p>60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ske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uk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50" calcext:value-type="float">
            <text:p>69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i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86" calcext:value-type="float">
            <text:p>73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 in Wa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67" calcext:value-type="float">
            <text:p>13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8" calcext:value-type="float">
            <text:p>9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nckhors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ouwersha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46" calcext:value-type="float">
            <text:p>18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i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64" calcext:value-type="float">
            <text:p>15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425" calcext:value-type="float">
            <text:p>104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n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683" calcext:value-type="float">
            <text:p>146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d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55" calcext:value-type="float">
            <text:p>60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nn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15" calcext:value-type="float">
            <text:p>70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scho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41" calcext:value-type="float">
            <text:p>94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55" calcext:value-type="float">
            <text:p>49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g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561" calcext:value-type="float">
            <text:p>145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urmal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dier en K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dz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llantsoo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pelle aan den IJ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208" calcext:value-type="float">
            <text:p>282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stric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918" calcext:value-type="float">
            <text:p>109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a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17" calcext:value-type="float">
            <text:p>18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l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oevo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55" calcext:value-type="float">
            <text:p>70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t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9" calcext:value-type="float">
            <text:p>12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ranendonc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romstrij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38" calcext:value-type="float">
            <text:p>60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uijk en Sint Agath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59" calcext:value-type="float">
            <text:p>88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lembo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63" calcext:value-type="float">
            <text:p>108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27" calcext:value-type="float">
            <text:p>28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f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79" calcext:value-type="float">
            <text:p>78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689" calcext:value-type="float">
            <text:p>96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i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lf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486" calcext:value-type="float">
            <text:p>464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lfzij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813" calcext:value-type="float">
            <text:p>158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ekam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67" calcext:value-type="float">
            <text:p>62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u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114" calcext:value-type="float">
            <text:p>151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ven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622" calcext:value-type="float">
            <text:p>326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09" calcext:value-type="float">
            <text:p>82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636" calcext:value-type="float">
            <text:p>96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hei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66" calcext:value-type="float">
            <text:p>13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94" calcext:value-type="float">
            <text:p>50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93" calcext:value-type="float">
            <text:p>20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v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01" calcext:value-type="float">
            <text:p>18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kel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teloord en Prinsen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39" calcext:value-type="float">
            <text:p>27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th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xpe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96" calcext:value-type="float">
            <text:p>40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rk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93" calcext:value-type="float">
            <text:p>35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de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10" calcext:value-type="float">
            <text:p>20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s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53" calcext:value-type="float">
            <text:p>52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tin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736" calcext:value-type="float">
            <text:p>207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kk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m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69" calcext:value-type="float">
            <text:p>19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626" calcext:value-type="float">
            <text:p>106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193" calcext:value-type="float">
            <text:p>121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iawerst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35" calcext:value-type="float">
            <text:p>48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ornsp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r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000" calcext:value-type="float">
            <text:p>540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ch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03" calcext:value-type="float">
            <text:p>44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ischo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eum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ebergen-Rijs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11" calcext:value-type="float">
            <text:p>88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brug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ewe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mm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on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237" calcext:value-type="float">
            <text:p>13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u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40" calcext:value-type="float">
            <text:p>93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u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22" calcext:value-type="float">
            <text:p>73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bbel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iv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02" calcext:value-type="float">
            <text:p>28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44" calcext:value-type="float">
            <text:p>79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n Du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77" calcext:value-type="float">
            <text:p>21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08" calcext:value-type="float">
            <text:p>31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wingelo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85" calcext:value-type="float">
            <text:p>18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621" calcext:value-type="float">
            <text:p>86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18" calcext:value-type="float">
            <text:p>33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-Sus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am-Vol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546" calcext:value-type="float">
            <text:p>125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462" calcext:value-type="float">
            <text:p>464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00" calcext:value-type="float">
            <text:p>51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ne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24" calcext:value-type="float">
            <text:p>38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smo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enr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er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63" calcext:value-type="float">
            <text:p>63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th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83" calcext:value-type="float">
            <text:p>56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gmond aan Z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-Bin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26" calcext:value-type="float">
            <text:p>83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gels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js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36" calcext:value-type="float">
            <text:p>56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sden-Margra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nd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6699" calcext:value-type="float">
            <text:p>966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445" calcext:value-type="float">
            <text:p>104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kerz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me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wout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slo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936" calcext:value-type="float">
            <text:p>89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113" calcext:value-type="float">
            <text:p>461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mpel en Meer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g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k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29" calcext:value-type="float">
            <text:p>79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nsch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802" calcext:value-type="float">
            <text:p>738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p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745" calcext:value-type="float">
            <text:p>167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m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674" calcext:value-type="float">
            <text:p>126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99" calcext:value-type="float">
            <text:p>32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75" calcext:value-type="float">
            <text:p>9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 en Opij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 en Leu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-Leu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163" calcext:value-type="float">
            <text:p>161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verd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z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87" calcext:value-type="float">
            <text:p>45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ijnaart en Heijn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13" calcext:value-type="float">
            <text:p>31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sterw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232" calcext:value-type="float">
            <text:p>102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Friese M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Fryske Mar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ân-Slea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78" calcext:value-type="float">
            <text:p>4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asselt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03" calcext:value-type="float">
            <text:p>21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truid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95" calcext:value-type="float">
            <text:p>32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ff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14" calcext:value-type="float">
            <text:p>25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ermal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092" calcext:value-type="float">
            <text:p>110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899" calcext:value-type="float">
            <text:p>128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-Mier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l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532" calcext:value-type="float">
            <text:p>165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m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11" calcext:value-type="float">
            <text:p>92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mert-Bak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ndr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288" calcext:value-type="float">
            <text:p>102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d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95" calcext:value-type="float">
            <text:p>34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e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36" calcext:value-type="float">
            <text:p>39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ne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03" calcext:value-type="float">
            <text:p>84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u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lan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01" calcext:value-type="float">
            <text:p>72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27" calcext:value-type="float">
            <text:p>29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tho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lze en Rij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675" calcext:value-type="float">
            <text:p>116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dere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73" calcext:value-type="float">
            <text:p>53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ree-Overflakke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e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566" calcext:value-type="float">
            <text:p>155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ir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33" calcext:value-type="float">
            <text:p>95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oise M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o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28" calcext:value-type="float">
            <text:p>58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in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999" calcext:value-type="float">
            <text:p>139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76" calcext:value-type="float">
            <text:p>64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237" calcext:value-type="float">
            <text:p>32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era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udriaa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uds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afstroo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83" calcext:value-type="float">
            <text:p>46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auw en Lang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-De Rij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64" calcext:value-type="float">
            <text:p>27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ms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51" calcext:value-type="float">
            <text:p>30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t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63" calcext:value-type="float">
            <text:p>14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v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46" calcext:value-type="float">
            <text:p>53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71" calcext:value-type="float">
            <text:p>45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96" calcext:value-type="float">
            <text:p>42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hage (gemeente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4466" calcext:value-type="float">
            <text:p>2144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mo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61" calcext:value-type="float">
            <text:p>10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pol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zan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65" calcext:value-type="float">
            <text:p>92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evenbi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n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75" calcext:value-type="float">
            <text:p>44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es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992" calcext:value-type="float">
            <text:p>89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ingen (gemeente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949" calcext:value-type="float">
            <text:p>819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s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-Ammer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e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ega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99" calcext:value-type="float">
            <text:p>56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ubbenv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10" calcext:value-type="float">
            <text:p>34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lp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46" calcext:value-type="float">
            <text:p>36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lpen-Witt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f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ks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702" calcext:value-type="float">
            <text:p>117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mste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85" calcext:value-type="float">
            <text:p>26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709" calcext:value-type="float">
            <text:p>717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liede en Spaarn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50" calcext:value-type="float">
            <text:p>25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130" calcext:value-type="float">
            <text:p>491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str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11" calcext:value-type="float">
            <text:p>30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gestei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lderber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l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95" calcext:value-type="float">
            <text:p>63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H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40" calcext:value-type="float">
            <text:p>73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p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09" calcext:value-type="float">
            <text:p>14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428" calcext:value-type="float">
            <text:p>164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r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579" calcext:value-type="float">
            <text:p>175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inxveld-Giess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68" calcext:value-type="float">
            <text:p>83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616" calcext:value-type="float">
            <text:p>86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kars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48" calcext:value-type="float">
            <text:p>70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l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28" calcext:value-type="float">
            <text:p>76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m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88" calcext:value-type="float">
            <text:p>38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sk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ssel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18" calcext:value-type="float">
            <text:p>36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tt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86" calcext:value-type="float">
            <text:p>56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velt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91" calcext:value-type="float">
            <text:p>29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zers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30" calcext:value-type="float">
            <text:p>58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d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12" calcext:value-type="float">
            <text:p>20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l en Panh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58" calcext:value-type="float">
            <text:p>21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834" calcext:value-type="float">
            <text:p>168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t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27" calcext:value-type="float">
            <text:p>124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n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bt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rend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05" calcext:value-type="float">
            <text:p>90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Heerenh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en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710" calcext:value-type="float">
            <text:p>187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ewa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9" calcext:value-type="float">
            <text:p>5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hugo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156" calcext:value-type="float">
            <text:p>181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jans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07" calcext:value-type="float">
            <text:p>17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023" calcext:value-type="float">
            <text:p>460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37" calcext:value-type="float">
            <text:p>59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-Dinth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58" calcext:value-type="float">
            <text:p>42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z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64" calcext:value-type="float">
            <text:p>47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ze-Lee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fs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94" calcext:value-type="float">
            <text:p>82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- en Boeic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lo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92" calcext:value-type="float">
            <text:p>101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enoo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nkensz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n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71" calcext:value-type="float">
            <text:p>36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kel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ken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81" calcext:value-type="float">
            <text:p>92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Held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962" calcext:value-type="float">
            <text:p>309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n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390" calcext:value-type="float">
            <text:p>173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voetslu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692" calcext:value-type="float">
            <text:p>176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995" calcext:value-type="float">
            <text:p>349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voi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66" calcext:value-type="float">
            <text:p>22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melumer Oldefe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ndrik-Ido-Amba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756" calcext:value-type="float">
            <text:p>97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Gld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13" calcext:value-type="float">
            <text:p>42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O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665" calcext:value-type="float">
            <text:p>376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naard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ns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k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17" calcext:value-type="float">
            <text:p>17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Hertogenbo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706" calcext:value-type="float">
            <text:p>447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wen en Aerd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wij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85" calcext:value-type="float">
            <text:p>42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kel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u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38" calcext:value-type="float">
            <text:p>67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s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53" calcext:value-type="float">
            <text:p>29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ythuy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48" calcext:value-type="float">
            <text:p>30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lego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843" calcext:value-type="float">
            <text:p>98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aren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90" calcext:value-type="float">
            <text:p>49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e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126" calcext:value-type="float">
            <text:p>401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ndeloop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deken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ko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s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velak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87" calcext:value-type="float">
            <text:p>42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13" calcext:value-type="float">
            <text:p>42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f van Twent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lands Kroo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34" calcext:value-type="float">
            <text:p>43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nte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67" calcext:value-type="float">
            <text:p>38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fdplaa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blok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Mier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77" calcext:value-type="float">
            <text:p>20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Zwaluw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18" calcext:value-type="float">
            <text:p>30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loon, Hapert en Ca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46" calcext:value-type="float">
            <text:p>42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924" calcext:value-type="float">
            <text:p>229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zand-Sappe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954" calcext:value-type="float">
            <text:p>169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wou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657" calcext:value-type="float">
            <text:p>286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rnaa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60" calcext:value-type="float">
            <text:p>18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s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36" calcext:value-type="float">
            <text:p>91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t aan de M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u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417" calcext:value-type="float">
            <text:p>134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j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32" calcext:value-type="float">
            <text:p>10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98" calcext:value-type="float">
            <text:p>76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540" calcext:value-type="float">
            <text:p>205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lsbe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ul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53" calcext:value-type="float">
            <text:p>91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mmelo en Kep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30" calcext:value-type="float">
            <text:p>22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71" calcext:value-type="float">
            <text:p>28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daard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ls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sselh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03" calcext:value-type="float">
            <text:p>27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40" calcext:value-type="float">
            <text:p>66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stei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363" calcext:value-type="float">
            <text:p>103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z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lp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93" calcext:value-type="float">
            <text:p>15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t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a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acobswou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is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6" calcext:value-type="float">
            <text:p>4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utph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ag en Braass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meri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mp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965" calcext:value-type="float">
            <text:p>159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nte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p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65" calcext:value-type="float">
            <text:p>51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t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t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807" calcext:value-type="float">
            <text:p>198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" calcext:value-type="float">
            <text:p>1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dic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rkra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214" calcext:value-type="float">
            <text:p>262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werv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rk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38" calcext:value-type="float">
            <text:p>31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21" calcext:value-type="float">
            <text:p>20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78" calcext:value-type="float">
            <text:p>48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aasw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imm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oet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oosterbu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und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04" calcext:value-type="float">
            <text:p>33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cke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e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ewa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ggen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llumerland en Nieuwkrui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60" calcext:value-type="float">
            <text:p>63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og aan de Zaa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en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74" calcext:value-type="float">
            <text:p>50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rtenhoef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tge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80" calcext:value-type="float">
            <text:p>17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 aan den Rij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86" calcext:value-type="float">
            <text:p>23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abbe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 L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n IJ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593" calcext:value-type="float">
            <text:p>135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impener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ommeni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uin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uin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wa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ar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de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dgraa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967" calcext:value-type="float">
            <text:p>199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ds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18" calcext:value-type="float">
            <text:p>46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2" calcext:value-type="float">
            <text:p>10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 Ruige Wei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ge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12" calcext:value-type="float">
            <text:p>107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ra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sing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Gld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N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97" calcext:value-type="float">
            <text:p>52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721" calcext:value-type="float">
            <text:p>87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10" calcext:value-type="float">
            <text:p>21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r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92" calcext:value-type="float">
            <text:p>95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87" calcext:value-type="float">
            <text:p>33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316" calcext:value-type="float">
            <text:p>413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r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71" calcext:value-type="float">
            <text:p>47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042" calcext:value-type="float">
            <text:p>540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r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049" calcext:value-type="float">
            <text:p>110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254" calcext:value-type="float">
            <text:p>162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-Voor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i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45" calcext:value-type="float">
            <text:p>24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kk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lysta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752" calcext:value-type="float">
            <text:p>287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ms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91" calcext:value-type="float">
            <text:p>58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ud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us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583" calcext:value-type="float">
            <text:p>135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xmo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chtenvoor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75" calcext:value-type="float">
            <text:p>92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m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mp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69" calcext:value-type="float">
            <text:p>22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n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81" calcext:value-type="float">
            <text:p>34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Li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67" calcext:value-type="float">
            <text:p>51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s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51" calcext:value-type="float">
            <text:p>31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s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27" calcext:value-type="float">
            <text:p>47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mbri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32" calcext:value-type="float">
            <text:p>28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55" calcext:value-type="float">
            <text:p>51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55" calcext:value-type="float">
            <text:p>19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scho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584" calcext:value-type="float">
            <text:p>105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57" calcext:value-type="float">
            <text:p>31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07" calcext:value-type="float">
            <text:p>51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62" calcext:value-type="float">
            <text:p>90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76" calcext:value-type="float">
            <text:p>40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rsloo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oon op Z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082" calcext:value-type="float">
            <text:p>110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os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57" calcext:value-type="float">
            <text:p>41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37" calcext:value-type="float">
            <text:p>64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pe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84" calcext:value-type="float">
            <text:p>56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ss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49" calcext:value-type="float">
            <text:p>113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yksge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80" calcext:value-type="float">
            <text:p>14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heez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28" calcext:value-type="float">
            <text:p>46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08" calcext:value-type="float">
            <text:p>28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428" calcext:value-type="float">
            <text:p>194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tensd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67" calcext:value-type="float">
            <text:p>46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a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93" calcext:value-type="float">
            <text:p>40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e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95" calcext:value-type="float">
            <text:p>60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don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dr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69" calcext:value-type="float">
            <text:p>44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gouw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68" calcext:value-type="float">
            <text:p>31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slu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513" calcext:value-type="float">
            <text:p>165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tri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252" calcext:value-type="float">
            <text:p>562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de en Drimm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023" calcext:value-type="float">
            <text:p>60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gra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54" calcext:value-type="float">
            <text:p>69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iekerk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95" calcext:value-type="float">
            <text:p>18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k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43" calcext:value-type="float">
            <text:p>35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k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Mar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r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84" calcext:value-type="float">
            <text:p>45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ur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95" calcext:value-type="float">
            <text:p>29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dembl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83" calcext:value-type="float">
            <text:p>34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lo-Wan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89" calcext:value-type="float">
            <text:p>36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137" calcext:value-type="float">
            <text:p>101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gen, Haren en Mach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91" calcext:value-type="float">
            <text:p>15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ij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50" calcext:value-type="float">
            <text:p>26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ck en Herkenbo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52" calcext:value-type="float">
            <text:p>38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sker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lissan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aldumad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27" calcext:value-type="float">
            <text:p>67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namerad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terwol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pp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68" calcext:value-type="float">
            <text:p>114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rkel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h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lburg (Z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118" calcext:value-type="float">
            <text:p>191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harn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564" calcext:value-type="float">
            <text:p>75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i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lst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elf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renth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schouw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83" calcext:value-type="float">
            <text:p>12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n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wold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wou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e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89" calcext:value-type="float">
            <text:p>50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jdr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jnsheeren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ll en Sint Hub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50" calcext:value-type="float">
            <text:p>53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llingen aan de Rij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43" calcext:value-type="float">
            <text:p>27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ge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02" calcext:value-type="float">
            <text:p>29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kap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73" calcext:value-type="float">
            <text:p>16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lenaarsgraaf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len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nick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17" calcext:value-type="float">
            <text:p>52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s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81" calcext:value-type="float">
            <text:p>95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tf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51" calcext:value-type="float">
            <text:p>63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65" calcext:value-type="float">
            <text:p>15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k en Middel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81" calcext:value-type="float">
            <text:p>36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r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16" calcext:value-type="float">
            <text:p>36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93" calcext:value-type="float">
            <text:p>33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stergel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unt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aald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063" calcext:value-type="float">
            <text:p>140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a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78" calcext:value-type="float">
            <text:p>77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-Betuw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derhorst den 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75" calcext:value-type="float">
            <text:p>26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l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287" calcext:value-type="float">
            <text:p>72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we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41" calcext:value-type="float">
            <text:p>78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95" calcext:value-type="float">
            <text:p>54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43" calcext:value-type="float">
            <text:p>17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rij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32" calcext:value-type="float">
            <text:p>53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bbixwou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21" calcext:value-type="float">
            <text:p>51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 en Sint Joos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Beij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 Pekel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 To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gei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143" calcext:value-type="float">
            <text:p>291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nha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-Nie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-Amst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 aan den IJs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81" calcext:value-type="float">
            <text:p>93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scha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Ginnek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06" calcext:value-type="float">
            <text:p>59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ko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66" calcext:value-type="float">
            <text:p>54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Lekk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12" calcext:value-type="float">
            <text:p>45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eu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19" calcext:value-type="float">
            <text:p>41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old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poo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stad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64" calcext:value-type="float">
            <text:p>18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Vosse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08" calcext:value-type="float">
            <text:p>11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gtev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jefu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13" calcext:value-type="float">
            <text:p>52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e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55" calcext:value-type="float">
            <text:p>14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945" calcext:value-type="float">
            <text:p>129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me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715" calcext:value-type="float">
            <text:p>697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se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telro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70" calcext:value-type="float">
            <text:p>36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-Beve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loo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n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r-Koggen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19" calcext:value-type="float">
            <text:p>49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gouw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Noordoostelijke Pol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oostpold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329" calcext:value-type="float">
            <text:p>193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55" calcext:value-type="float">
            <text:p>124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er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702" calcext:value-type="float">
            <text:p>77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tdor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40" calcext:value-type="float">
            <text:p>37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70" calcext:value-type="float">
            <text:p>35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enen, Gerwen en Nederwet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777" calcext:value-type="float">
            <text:p>107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21" calcext:value-type="float">
            <text:p>22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mans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unspee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55" calcext:value-type="float">
            <text:p>124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t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22" calcext:value-type="float">
            <text:p>85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bbicht en Papen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b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90" calcext:value-type="float">
            <text:p>30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d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73" calcext:value-type="float">
            <text:p>62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effel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70" calcext:value-type="float">
            <text:p>11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egstge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945" calcext:value-type="float">
            <text:p>89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hé en Laa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8" calcext:value-type="float">
            <text:p>4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rs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irscho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96" calcext:value-type="float">
            <text:p>56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ster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72" calcext:value-type="float">
            <text:p>92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amb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67" calcext:value-type="float">
            <text:p>108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hov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mark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nz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802" calcext:value-type="float">
            <text:p>148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91" calcext:value-type="float">
            <text:p>45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-Wijh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m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86" calcext:value-type="float">
            <text:p>90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derbank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31" calcext:value-type="float">
            <text:p>41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stwed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ltgensplaa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 Gel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 en West-Sou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, West- en Middelbeer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89" calcext:value-type="float">
            <text:p>2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49" calcext:value-type="float">
            <text:p>88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dong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erbro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112" calcext:value-type="float">
            <text:p>61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hess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12" calcext:value-type="float">
            <text:p>25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271" calcext:value-type="float">
            <text:p>242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flakke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60" calcext:value-type="float">
            <text:p>47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kap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stellingwer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484" calcext:value-type="float">
            <text:p>124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voor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zaa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37" calcext:value-type="float">
            <text:p>37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tmar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99" calcext:value-type="float">
            <text:p>20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enbaar Lichaam Z.IJ.P.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hem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loo, Sint Anthonis en Ledeack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23" calcext:value-type="float">
            <text:p>37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01" calcext:value-type="float">
            <text:p>51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perdoe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st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352" calcext:value-type="float">
            <text:p>133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608" calcext:value-type="float">
            <text:p>256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e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22" calcext:value-type="float">
            <text:p>25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terl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ers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o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 en Nieuw Ga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75" calcext:value-type="float">
            <text:p>40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-Albl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Beij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220" calcext:value-type="float">
            <text:p>102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IJsselstr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Pekela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l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bo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73" calcext:value-type="float">
            <text:p>63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n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ho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-Nie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r-Am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74" calcext:value-type="float">
            <text:p>57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47" calcext:value-type="float">
            <text:p>41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 aan den IJss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-To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wat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71" calcext:value-type="float">
            <text:p>46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Vossem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wer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assel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betuw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sla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z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nner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pek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pe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731" calcext:value-type="float">
            <text:p>137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el en M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eiz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51" calcext:value-type="float">
            <text:p>25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kel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65" calcext:value-type="float">
            <text:p>64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hilippin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ershi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40" calcext:value-type="float">
            <text:p>90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-Nootdor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lsbr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ortug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ort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sterhol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46" calcext:value-type="float">
            <text:p>21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insen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25" calcext:value-type="float">
            <text:p>51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rmere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978" calcext:value-type="float">
            <text:p>299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34" calcext:value-type="float">
            <text:p>18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541" calcext:value-type="float">
            <text:p>105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rsho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aalt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838" calcext:value-type="float">
            <text:p>138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amsdon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99" calcext:value-type="float">
            <text:p>68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uwerder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avenstei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19" calcext:value-type="float">
            <text:p>41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eu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08" calcext:value-type="float">
            <text:p>64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id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imersw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802" calcext:value-type="float">
            <text:p>98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e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nk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648" calcext:value-type="float">
            <text:p>156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s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86" calcext:value-type="float">
            <text:p>18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tranchemen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u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086" calcext:value-type="float">
            <text:p>40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usel-De Mier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he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858" calcext:value-type="float">
            <text:p>218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e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280" calcext:value-type="float">
            <text:p>82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oo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dderke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858" calcext:value-type="float">
            <text:p>228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93" calcext:value-type="float">
            <text:p>11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e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sater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s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27" calcext:value-type="float">
            <text:p>67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waa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194" calcext:value-type="float">
            <text:p>51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wou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Rij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12" calcext:value-type="float">
            <text:p>29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092" calcext:value-type="float">
            <text:p>120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sen-Hol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NB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Z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393" calcext:value-type="float">
            <text:p>223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lland-Bath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tt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ckanj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244" calcext:value-type="float">
            <text:p>92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erda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er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983" calcext:value-type="float">
            <text:p>189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62" calcext:value-type="float">
            <text:p>23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 en N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53" calcext:value-type="float">
            <text:p>31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Ronde Ve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122" calcext:value-type="float">
            <text:p>161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 en Nisp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978" calcext:value-type="float">
            <text:p>299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t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sma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535" calcext:value-type="float">
            <text:p>135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s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68" calcext:value-type="float">
            <text:p>15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tter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83157" calcext:value-type="float">
            <text:p>2831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91" calcext:value-type="float">
            <text:p>71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5" calcext:value-type="float">
            <text:p>5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cp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936" calcext:value-type="float">
            <text:p>109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77" calcext:value-type="float">
            <text:p>35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rwo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91" calcext:value-type="float">
            <text:p>17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ur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32" calcext:value-type="float">
            <text:p>37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wi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as van Gen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52" calcext:value-type="float">
            <text:p>43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assenhei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10" calcext:value-type="float">
            <text:p>71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esbe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366" calcext:value-type="float">
            <text:p>83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883" calcext:value-type="float">
            <text:p>38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lk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rs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emda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98" calcext:value-type="float">
            <text:p>67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llink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lluin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90" calcext:value-type="float">
            <text:p>21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hor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ze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83" calcext:value-type="float">
            <text:p>43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255" calcext:value-type="float">
            <text:p>342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rmonnikoo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42" calcext:value-type="float">
            <text:p>4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jnd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08" calcext:value-type="float">
            <text:p>108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mm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in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898" calcext:value-type="float">
            <text:p>68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n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iplui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22" calcext:value-type="float">
            <text:p>43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dij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ne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72" calcext:value-type="float">
            <text:p>39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582" calcext:value-type="float">
            <text:p>55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rewoe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r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54" calcext:value-type="float">
            <text:p>33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uwen-Duive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Schouwen-Duivenland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Walcheren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ven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54" calcext:value-type="float">
            <text:p>35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jbe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mpel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50" calcext:value-type="float">
            <text:p>59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Anthoni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Geertrui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Janst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Lauren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Maar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Odili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39" calcext:value-type="float">
            <text:p>17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Pancr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Philips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05" calcext:value-type="float">
            <text:p>12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-Anna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aarten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ichielsgest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209" calcext:value-type="float">
            <text:p>62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-Oedenro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400" calcext:value-type="float">
            <text:p>84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656" calcext:value-type="float">
            <text:p>226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-Gel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karsterlâ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364" calcext:value-type="float">
            <text:p>123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35" calcext:value-type="float">
            <text:p>43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enak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ie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39" calcext:value-type="float">
            <text:p>113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ch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51" calcext:value-type="float">
            <text:p>71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ten (F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 (oud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88" calcext:value-type="float">
            <text:p>13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uis-Aard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mallinger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636" calcext:value-type="float">
            <text:p>246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mi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05" calcext:value-type="float">
            <text:p>47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245" calcext:value-type="float">
            <text:p>142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lre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o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126" calcext:value-type="float">
            <text:p>201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771" calcext:value-type="float">
            <text:p>87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mel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on en Breug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28" calcext:value-type="float">
            <text:p>74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aubee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pijke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4309" calcext:value-type="float">
            <text:p>343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rang-Cap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50" calcext:value-type="float">
            <text:p>48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. Anthoni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aan 't Haringvlie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Del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65" calcext:value-type="float">
            <text:p>36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dskan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269" calcext:value-type="float">
            <text:p>162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nddaarbui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64" calcext:value-type="float">
            <text:p>14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ph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91" calcext:value-type="float">
            <text:p>69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veniss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vo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de Broec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33" calcext:value-type="float">
            <text:p>93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d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112" calcext:value-type="float">
            <text:p>71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 en Kruis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d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74" calcext:value-type="float">
            <text:p>23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465" calcext:value-type="float">
            <text:p>104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wo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in (L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495" calcext:value-type="float">
            <text:p>134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lle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venswe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4" calcext:value-type="float">
            <text:p>8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ichtse Vech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iphou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ol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out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amproy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86" calcext:value-type="float">
            <text:p>24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reefker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ij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20" calcext:value-type="float">
            <text:p>43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údwest-Fryslâ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uste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521" calcext:value-type="float">
            <text:p>65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al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08" calcext:value-type="float">
            <text:p>43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ge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12" calcext:value-type="float">
            <text:p>93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heij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06" calcext:value-type="float">
            <text:p>45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mun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rneu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505" calcext:value-type="float">
            <text:p>175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schellin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356" calcext:value-type="float">
            <text:p>23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ter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68" calcext:value-type="float">
            <text:p>27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x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27" calcext:value-type="float">
            <text:p>63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yling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hol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647" calcext:value-type="float">
            <text:p>96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16" calcext:value-type="float">
            <text:p>13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008" calcext:value-type="float">
            <text:p>160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nhoven (ZH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ietjerkst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i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247" calcext:value-type="float">
            <text:p>782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b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598" calcext:value-type="float">
            <text:p>95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dderen (Drostambt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ull en 't W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enter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is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ynaarlo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ytsjerksterad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154" calcext:value-type="float">
            <text:p>151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bach over Worm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b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68" calcext:value-type="float">
            <text:p>47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273" calcext:value-type="float">
            <text:p>182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05" calcext:value-type="float">
            <text:p>47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gee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76" calcext:value-type="float">
            <text:p>48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o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474" calcext:value-type="float">
            <text:p>114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rmee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lestrat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lr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28" calcext:value-type="float">
            <text:p>57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30" calcext:value-type="float">
            <text:p>67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mo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rs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squer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ting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trecht (gemeente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9968" calcext:value-type="float">
            <text:p>1099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rechtse Heuvelru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al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42" calcext:value-type="float">
            <text:p>54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317" calcext:value-type="float">
            <text:p>63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(ZH.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49" calcext:value-type="float">
            <text:p>16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aan de Geu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015" calcext:value-type="float">
            <text:p>90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-Houthe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iss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068" calcext:value-type="float">
            <text:p>30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swaar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5141" calcext:value-type="float">
            <text:p>151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ri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926" calcext:value-type="float">
            <text:p>139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497" calcext:value-type="float">
            <text:p>244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39" calcext:value-type="float">
            <text:p>24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gh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049" calcext:value-type="float">
            <text:p>130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d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9847" calcext:value-type="float">
            <text:p>198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s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487" calcext:value-type="float">
            <text:p>294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674" calcext:value-type="float">
            <text:p>36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1838" calcext:value-type="float">
            <text:p>318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ray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288" calcext:value-type="float">
            <text:p>172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ssem, Wintelre en Knegs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53" calcext:value-type="float">
            <text:p>26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an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608" calcext:value-type="float">
            <text:p>96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lingsbee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43" calcext:value-type="float">
            <text:p>41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polder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inkeveen en Waver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laard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5887" calcext:value-type="float">
            <text:p>358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agtwed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67" calcext:value-type="float">
            <text:p>80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dd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66" calcext:value-type="float">
            <text:p>18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uten-De Mee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546" calcext:value-type="float">
            <text:p>75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40" calcext:value-type="float">
            <text:p>5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jm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070" calcext:value-type="float">
            <text:p>80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s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1756" calcext:value-type="float">
            <text:p>217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764" calcext:value-type="float">
            <text:p>47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odro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29" calcext:value-type="float">
            <text:p>14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erend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36" calcext:value-type="float">
            <text:p>66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gelwaar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llenhov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orbu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8731" calcext:value-type="float">
            <text:p>187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hou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51" calcext:value-type="float">
            <text:p>52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cho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02" calcext:value-type="float">
            <text:p>108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023" calcext:value-type="float">
            <text:p>120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59" calcext:value-type="float">
            <text:p>41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ee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eesw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ie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60" calcext:value-type="float">
            <text:p>48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iezen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423" calcext:value-type="float">
            <text:p>94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ouwenpol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ug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833" calcext:value-type="float">
            <text:p>118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u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lr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582" calcext:value-type="float">
            <text:p>75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l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216" calcext:value-type="float">
            <text:p>142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r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n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ddinxve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614" calcext:value-type="float">
            <text:p>126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gen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263" calcext:value-type="float">
            <text:p>162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m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neperve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roij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70" calcext:value-type="float">
            <text:p>25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nss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d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ff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menhuiz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mo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18" calcext:value-type="float">
            <text:p>24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nsvel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87" calcext:value-type="float">
            <text:p>43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p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506" calcext:value-type="float">
            <text:p>25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sen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537" calcext:value-type="float">
            <text:p>125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835" calcext:value-type="float">
            <text:p>78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kerkj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d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ersel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543" calcext:value-type="float">
            <text:p>45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315" calcext:value-type="float">
            <text:p>203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883" calcext:value-type="float">
            <text:p>88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erka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h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311" calcext:value-type="float">
            <text:p>33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melding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kenda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68" calcext:value-type="float">
            <text:p>93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rkhov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vershoo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04" calcext:value-type="float">
            <text:p>37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s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086" calcext:value-type="float">
            <text:p>10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 Maas en Waa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518" calcext:value-type="float">
            <text:p>85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dong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dorp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bor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27" calcext:value-type="float">
            <text:p>39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32" calcext:value-type="float">
            <text:p>9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-Koggen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508" calcext:value-type="float">
            <text:p>65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schouw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98" calcext:value-type="float">
            <text:p>26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v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669" calcext:value-type="float">
            <text:p>76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kape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75" calcext:value-type="float">
            <text:p>13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ma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stellingwerf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2205" calcext:value-type="float">
            <text:p>122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voorn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51" calcext:value-type="float">
            <text:p>67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wou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zaa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e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1329" calcext:value-type="float">
            <text:p>113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31" calcext:value-type="float">
            <text:p>41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909" calcext:value-type="float">
            <text:p>59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waar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c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181" calcext:value-type="float">
            <text:p>171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demer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ne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worm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06" calcext:value-type="float">
            <text:p>7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h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14" calcext:value-type="float">
            <text:p>37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496" calcext:value-type="float">
            <text:p>24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bij Duurste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189" calcext:value-type="float">
            <text:p>81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en Aalbur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l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nandsra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ngaar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dervan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lemsta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50" calcext:value-type="float">
            <text:p>17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leskop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ni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k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schot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189" calcext:value-type="float">
            <text:p>91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s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533" calcext:value-type="float">
            <text:p>65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terswij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933" calcext:value-type="float">
            <text:p>139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ch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9905" calcext:value-type="float">
            <text:p>99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senkerk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609" calcext:value-type="float">
            <text:p>16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tt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963" calcext:value-type="float">
            <text:p>39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ns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237" calcext:value-type="float">
            <text:p>52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rd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7352" calcext:value-type="float">
            <text:p>173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gnu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794" calcext:value-type="float">
            <text:p>37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Wold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lphaarts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ns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ku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m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760" calcext:value-type="float">
            <text:p>57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m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merve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ubrugg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617" calcext:value-type="float">
            <text:p>26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enber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004" calcext:value-type="float">
            <text:p>50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ric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780" calcext:value-type="float">
            <text:p>67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w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392" calcext:value-type="float">
            <text:p>43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ûnserad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841" calcext:value-type="float">
            <text:p>58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e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i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468" calcext:value-type="float">
            <text:p>74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Yersek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msla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ijk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sta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4676" calcext:value-type="float">
            <text:p>646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ltbommel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95" calcext:value-type="float">
            <text:p>48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t Zandt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ndvoo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391" calcext:value-type="float">
            <text:p>73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derik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608" calcext:value-type="float">
            <text:p>66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land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79" calcext:value-type="float">
            <text:p>29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vang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900" calcext:value-type="float">
            <text:p>29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wo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185" calcext:value-type="float">
            <text:p>41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gvel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is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7757" calcext:value-type="float">
            <text:p>277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lhem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72" calcext:value-type="float">
            <text:p>56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aa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348" calcext:value-type="float">
            <text:p>133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berg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7911" calcext:value-type="float">
            <text:p>79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ov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92" calcext:value-type="float">
            <text:p>14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3248" calcext:value-type="float">
            <text:p>32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-Moerkapell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ierikze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07" calcext:value-type="float">
            <text:p>48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ijp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681" calcext:value-type="float">
            <text:p>56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len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etermeer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8799" calcext:value-type="float">
            <text:p>487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terwou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263" calcext:value-type="float">
            <text:p>42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nnemair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utel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 en Noord-Schermer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Beij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broek (Gr.)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dorp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hor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8601" calcext:value-type="float">
            <text:p>86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lar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5353" calcext:value-type="float">
            <text:p>53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plas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wold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906" calcext:value-type="float">
            <text:p>49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zande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nder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6927" calcext:value-type="float">
            <text:p>69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tphen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998" calcext:value-type="float">
            <text:p>149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ag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mmerdam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a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terland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sluis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223" calcext:value-type="float">
            <text:p>22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eeloo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430" calcext:value-type="float">
            <text:p>14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ijndrecht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20637" calcext:value-type="float">
            <text:p>206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46021" calcext:value-type="float">
            <text:p>460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rkerspel</text:p>
          </table:table-cell>
          <table:table-cell table:style-name="ce9" office:value-type="string" calcext:value-type="string">
            <text:p>Mann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entraal persoonsregister (CPR)</text:p>
          </table:table-cell>
          <table:table-cell table:style-name="ce9" office:value-type="string" calcext:value-type="string">
            <text:p>Mannen</text:p>
          </table:table-cell>
          <table:table-cell table:style-name="ce12" office:value-type="float" office:value="1390" calcext:value-type="float">
            <text:p>13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 en Hunz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gt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a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66" calcext:value-type="float">
            <text:p>53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s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08" calcext:value-type="float">
            <text:p>112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l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15" calcext:value-type="float">
            <text:p>91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 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78" calcext:value-type="float">
            <text:p>44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d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49" calcext:value-type="float">
            <text:p>18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arle-Rix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05" calcext:value-type="float">
            <text:p>30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bbe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ben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bc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04" calcext:value-type="float">
            <text:p>40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chtkarsp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669" calcext:value-type="float">
            <text:p>136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du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kersloo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13" calcext:value-type="float">
            <text:p>24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lass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25" calcext:value-type="float">
            <text:p>88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brands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162" calcext:value-type="float">
            <text:p>71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kema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05" calcext:value-type="float">
            <text:p>68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km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440" calcext:value-type="float">
            <text:p>464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078" calcext:value-type="float">
            <text:p>320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e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246" calcext:value-type="float">
            <text:p>392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m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lphen aan den Rij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577" calcext:value-type="float">
            <text:p>315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 en R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29" calcext:value-type="float">
            <text:p>29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lphen-Cha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bt De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34" calcext:value-type="float">
            <text:p>26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bt Montfo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by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i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13" calcext:value-type="float">
            <text:p>16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o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42" calcext:value-type="float">
            <text:p>34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ersf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000" calcext:value-type="float">
            <text:p>530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mersto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merzo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84" calcext:value-type="float">
            <text:p>21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l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726" calcext:value-type="float">
            <text:p>367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mstenra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mst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9152" calcext:value-type="float">
            <text:p>3591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d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71" calcext:value-type="float">
            <text:p>28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ge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70" calcext:value-type="float">
            <text:p>21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ke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nlo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20" calcext:value-type="float">
            <text:p>37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nna Paulown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58" calcext:value-type="float">
            <text:p>61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el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917" calcext:value-type="float">
            <text:p>759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ppelte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ppinge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30" calcext:value-type="float">
            <text:p>64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cen en Ve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50" calcext:value-type="float">
            <text:p>43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k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rne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48" calcext:value-type="float">
            <text:p>23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rn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281" calcext:value-type="float">
            <text:p>682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p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162" calcext:value-type="float">
            <text:p>261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ssendelf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s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11" calcext:value-type="float">
            <text:p>75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venh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Avere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76" calcext:value-type="float">
            <text:p>70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Ax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51" calcext:value-type="float">
            <text:p>60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d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arle-Nassau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59" calcext:value-type="float">
            <text:p>28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a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014" calcext:value-type="float">
            <text:p>130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ex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67" calcext:value-type="float">
            <text:p>12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f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kel en Milheez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87" calcext:value-type="float">
            <text:p>38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ng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e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136" calcext:value-type="float">
            <text:p>101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ne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324" calcext:value-type="float">
            <text:p>213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ar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singerh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rwoutswaar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t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ath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90" calcext:value-type="float">
            <text:p>25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d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27" calcext:value-type="float">
            <text:p>50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g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0" calcext:value-type="float">
            <text:p>8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 (L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249" calcext:value-type="float">
            <text:p>82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k en Don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87" calcext:value-type="float">
            <text:p>45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ms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55" calcext:value-type="float">
            <text:p>38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25" calcext:value-type="float">
            <text:p>15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rt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81" calcext:value-type="float">
            <text:p>35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s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e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99" calcext:value-type="float">
            <text:p>62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et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i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38" calcext:value-type="float">
            <text:p>69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f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52" calcext:value-type="float">
            <text:p>25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ed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68" calcext:value-type="float">
            <text:p>46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llingw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m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mm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57" calcext:value-type="float">
            <text:p>78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ne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61" calcext:value-type="float">
            <text:p>28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nsch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nt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63" calcext:value-type="float">
            <text:p>17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D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 en Terblij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amba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92" calcext:value-type="float">
            <text:p>45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L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18" calcext:value-type="float">
            <text:p>63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(N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63" calcext:value-type="float">
            <text:p>74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n op Zoo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960" calcext:value-type="float">
            <text:p>239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ey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78" calcext:value-type="float">
            <text:p>49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790" calcext:value-type="float">
            <text:p>87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ha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g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83" calcext:value-type="float">
            <text:p>27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gschenh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66" calcext:value-type="float">
            <text:p>38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 en Rodenrij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52" calcext:value-type="float">
            <text:p>76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-Enscho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35" calcext:value-type="float">
            <text:p>51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kel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enwou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k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lic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27" calcext:value-type="float">
            <text:p>43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rnhez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r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61" calcext:value-type="float">
            <text:p>60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106" calcext:value-type="float">
            <text:p>111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n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177" calcext:value-type="float">
            <text:p>111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eusic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ever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891" calcext:value-type="float">
            <text:p>178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er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er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gg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t Bild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41" calcext:value-type="float">
            <text:p>48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Bil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478" calcext:value-type="float">
            <text:p>174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ingelra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innenmaa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65" calcext:value-type="float">
            <text:p>91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d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del en Neter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61" calcext:value-type="float">
            <text:p>49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ankenh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aric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65" calcext:value-type="float">
            <text:p>54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is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97" calcext:value-type="float">
            <text:p>44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eskensgraaf en Hofwe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oem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07" calcext:value-type="float">
            <text:p>92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lokk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lokzij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arnsterhi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728" calcext:value-type="float">
            <text:p>87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choltz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29" calcext:value-type="float">
            <text:p>92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degraven-Reeu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ek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79" calcext:value-type="float">
            <text:p>41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n Bo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32" calcext:value-type="float">
            <text:p>33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lsw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50" calcext:value-type="float">
            <text:p>49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Bomm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ornster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cu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17" calcext:value-type="float">
            <text:p>49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16" calcext:value-type="float">
            <text:p>64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ger-Odo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gha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68" calcext:value-type="float">
            <text:p>70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806" calcext:value-type="float">
            <text:p>108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e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035" calcext:value-type="float">
            <text:p>100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rsse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sko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66" calcext:value-type="float">
            <text:p>72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ven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ox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55" calcext:value-type="float">
            <text:p>74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ox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671" calcext:value-type="float">
            <text:p>126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k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55" calcext:value-type="float">
            <text:p>32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and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503" calcext:value-type="float">
            <text:p>645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derwi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23" calcext:value-type="float">
            <text:p>59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eske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euk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72" calcext:value-type="float">
            <text:p>68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i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30" calcext:value-type="float">
            <text:p>75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 in Wa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89" calcext:value-type="float">
            <text:p>13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ek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9" calcext:value-type="float">
            <text:p>8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onckhors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rouwersha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04" calcext:value-type="float">
            <text:p>18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i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03" calcext:value-type="float">
            <text:p>16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341" calcext:value-type="float">
            <text:p>103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run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218" calcext:value-type="float">
            <text:p>152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d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71" calcext:value-type="float">
            <text:p>58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nn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82" calcext:value-type="float">
            <text:p>69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nscho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33" calcext:value-type="float">
            <text:p>92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55" calcext:value-type="float">
            <text:p>49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rg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Bu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011" calcext:value-type="float">
            <text:p>170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Buurmal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dier en K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dz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llantsoo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apelle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099" calcext:value-type="float">
            <text:p>300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astric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359" calcext:value-type="float">
            <text:p>113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a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13" calcext:value-type="float">
            <text:p>18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l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oevo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314" calcext:value-type="float">
            <text:p>73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ot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9" calcext:value-type="float">
            <text:p>12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ranendonc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romstrij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74" calcext:value-type="float">
            <text:p>59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Cuijk en Sint Agath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92" calcext:value-type="float">
            <text:p>86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ulembo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189" calcext:value-type="float">
            <text:p>111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37" calcext:value-type="float">
            <text:p>27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lf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569" calcext:value-type="float">
            <text:p>75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57" calcext:value-type="float">
            <text:p>96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antum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i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lf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879" calcext:value-type="float">
            <text:p>428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lfzij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842" calcext:value-type="float">
            <text:p>158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ekam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15" calcext:value-type="float">
            <text:p>61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u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567" calcext:value-type="float">
            <text:p>145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ven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849" calcext:value-type="float">
            <text:p>348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002" calcext:value-type="float">
            <text:p>80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055" calcext:value-type="float">
            <text:p>100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hei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36" calcext:value-type="float">
            <text:p>13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pen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04" calcext:value-type="float">
            <text:p>52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27" calcext:value-type="float">
            <text:p>19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ev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70" calcext:value-type="float">
            <text:p>17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kel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teloord en Prinsen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05" calcext:value-type="float">
            <text:p>27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nth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inxpe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35" calcext:value-type="float">
            <text:p>41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irk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07" calcext:value-type="float">
            <text:p>38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de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s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36" calcext:value-type="float">
            <text:p>53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etin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324" calcext:value-type="float">
            <text:p>213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kk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m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52" calcext:value-type="float">
            <text:p>20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588" calcext:value-type="float">
            <text:p>105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g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95" calcext:value-type="float">
            <text:p>120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niawerst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04" calcext:value-type="float">
            <text:p>56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oornsp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or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473" calcext:value-type="float">
            <text:p>564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ch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79" calcext:value-type="float">
            <text:p>43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eischo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eum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ebergen-Rijs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52" calcext:value-type="float">
            <text:p>96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iebrug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ewe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imm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ron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340" calcext:value-type="float">
            <text:p>123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u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15" calcext:value-type="float">
            <text:p>90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ru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61" calcext:value-type="float">
            <text:p>77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bbel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uiv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86" calcext:value-type="float">
            <text:p>26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38" calcext:value-type="float">
            <text:p>79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iv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n Du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20" calcext:value-type="float">
            <text:p>21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u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19" calcext:value-type="float">
            <text:p>30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wingelo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07" calcext:value-type="float">
            <text:p>19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30" calcext:value-type="float">
            <text:p>86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39" calcext:value-type="float">
            <text:p>32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cht-Sus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dam-Vol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320" calcext:value-type="float">
            <text:p>123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292" calcext:value-type="float">
            <text:p>482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67" calcext:value-type="float">
            <text:p>53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ne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12" calcext:value-type="float">
            <text:p>38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msmo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enr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er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65" calcext:value-type="float">
            <text:p>60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eth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616" calcext:value-type="float">
            <text:p>56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gmond aan Z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gmond-Bin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81" calcext:value-type="float">
            <text:p>79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gels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js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50" calcext:value-type="float">
            <text:p>57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ijsden-Margra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ind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196" calcext:value-type="float">
            <text:p>961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288" calcext:value-type="float">
            <text:p>102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kerz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me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lewout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slo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l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20" calcext:value-type="float">
            <text:p>91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l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782" calcext:value-type="float">
            <text:p>467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mpel en Meer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g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nk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10" calcext:value-type="float">
            <text:p>81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nsch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707" calcext:value-type="float">
            <text:p>727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p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250" calcext:value-type="float">
            <text:p>172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m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389" calcext:value-type="float">
            <text:p>133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23" calcext:value-type="float">
            <text:p>31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2" calcext:value-type="float">
            <text:p>9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 en Opij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 en Leu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tten-Leu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488" calcext:value-type="float">
            <text:p>164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verd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Ez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51" calcext:value-type="float">
            <text:p>43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erwerder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ijnaart en Heijn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39" calcext:value-type="float">
            <text:p>30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Finsterw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Franek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457" calcext:value-type="float">
            <text:p>104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Friese M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Fryske Mar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aasterlân-Slea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79" calcext:value-type="float">
            <text:p>45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asselt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24" calcext:value-type="float">
            <text:p>21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truid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97" calcext:value-type="float">
            <text:p>32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er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ff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62" calcext:value-type="float">
            <text:p>24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ermal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167" calcext:value-type="float">
            <text:p>111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043" calcext:value-type="float">
            <text:p>130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ldrop-Mier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l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295" calcext:value-type="float">
            <text:p>172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m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54" calcext:value-type="float">
            <text:p>88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mert-Bak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endr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105" calcext:value-type="float">
            <text:p>101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d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94" calcext:value-type="float">
            <text:p>34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e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00" calcext:value-type="float">
            <text:p>39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nne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003" calcext:value-type="float">
            <text:p>80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eu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essenlan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61" calcext:value-type="float">
            <text:p>70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50" calcext:value-type="float">
            <text:p>29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ietho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ilze en Rij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62" calcext:value-type="float">
            <text:p>112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dere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61" calcext:value-type="float">
            <text:p>53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eree-Overflakke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e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678" calcext:value-type="float">
            <text:p>16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ir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23" calcext:value-type="float">
            <text:p>95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oise M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o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45" calcext:value-type="float">
            <text:p>59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in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912" calcext:value-type="float">
            <text:p>149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r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14" calcext:value-type="float">
            <text:p>68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682" calcext:value-type="float">
            <text:p>336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oudera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udriaa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ouds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afstroo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69" calcext:value-type="float">
            <text:p>45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auw en Lang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aft-De Rij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99" calcext:value-type="float">
            <text:p>26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ms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58" calcext:value-type="float">
            <text:p>29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t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97" calcext:value-type="float">
            <text:p>13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av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29" calcext:value-type="float">
            <text:p>52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58" calcext:value-type="float">
            <text:p>45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41" calcext:value-type="float">
            <text:p>42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hage (gemeente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9776" calcext:value-type="float">
            <text:p>2297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mo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84" calcext:value-type="float">
            <text:p>10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pol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Gravenzan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76" calcext:value-type="float">
            <text:p>93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evenbi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ijp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en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07" calcext:value-type="float">
            <text:p>45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es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458" calcext:value-type="float">
            <text:p>94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ingen (gemeente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753" calcext:value-type="float">
            <text:p>867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ons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-Ammer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e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Grootega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17" calcext:value-type="float">
            <text:p>55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rubbenv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66" calcext:value-type="float">
            <text:p>32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lp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88" calcext:value-type="float">
            <text:p>36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Gulpen-Witt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f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ks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197" calcext:value-type="float">
            <text:p>111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mste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11" calcext:value-type="float">
            <text:p>26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765" calcext:value-type="float">
            <text:p>777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liede en Spaarn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93" calcext:value-type="float">
            <text:p>25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rlemmer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943" calcext:value-type="float">
            <text:p>489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astr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10" calcext:value-type="float">
            <text:p>30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gestei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lderber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l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30" calcext:value-type="float">
            <text:p>63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H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16" calcext:value-type="float">
            <text:p>72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p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87" calcext:value-type="float">
            <text:p>12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010" calcext:value-type="float">
            <text:p>160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er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225" calcext:value-type="float">
            <text:p>182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dinxveld-Giess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69" calcext:value-type="float">
            <text:p>86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71" calcext:value-type="float">
            <text:p>96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enkars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00" calcext:value-type="float">
            <text:p>66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l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46" calcext:value-type="float">
            <text:p>78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rm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89" calcext:value-type="float">
            <text:p>38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sk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assel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82" calcext:value-type="float">
            <text:p>34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tt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86" calcext:value-type="float">
            <text:p>58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velt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67" calcext:value-type="float">
            <text:p>28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azers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36" calcext:value-type="float">
            <text:p>55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d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30" calcext:value-type="float">
            <text:p>20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l en Panh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27" calcext:value-type="float">
            <text:p>22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905" calcext:value-type="float">
            <text:p>169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mst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233" calcext:value-type="float">
            <text:p>142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n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bt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's-Heer-Arend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07" calcext:value-type="float">
            <text:p>92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Heerenh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ren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560" calcext:value-type="float">
            <text:p>195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ewa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9" calcext:value-type="float">
            <text:p>5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hugo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666" calcext:value-type="float">
            <text:p>176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jans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04" calcext:value-type="float">
            <text:p>16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r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321" calcext:value-type="float">
            <text:p>483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64" calcext:value-type="float">
            <text:p>57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eswijk-Dinth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23" calcext:value-type="float">
            <text:p>43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z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13" calcext:value-type="float">
            <text:p>46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eze-Lee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fs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24" calcext:value-type="float">
            <text:p>79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- en Boeic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lo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331" calcext:value-type="float">
            <text:p>103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inenoo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nkensz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in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79" calcext:value-type="float">
            <text:p>36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kel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ken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772" calcext:value-type="float">
            <text:p>87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n Held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506" calcext:value-type="float">
            <text:p>305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n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238" calcext:value-type="float">
            <text:p>172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levoetslu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696" calcext:value-type="float">
            <text:p>176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972" calcext:value-type="float">
            <text:p>349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lvoi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53" calcext:value-type="float">
            <text:p>23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melumer Oldefe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ndrik-Ido-Amba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89" calcext:value-type="float">
            <text:p>97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Gld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62" calcext:value-type="float">
            <text:p>40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gelo (O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706" calcext:value-type="float">
            <text:p>387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nnaard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ns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k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99" calcext:value-type="float">
            <text:p>17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s-Hertogenbo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351" calcext:value-type="float">
            <text:p>473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rwen en Aerd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rwij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68" calcext:value-type="float">
            <text:p>42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kel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eu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46" calcext:value-type="float">
            <text:p>68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us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05" calcext:value-type="float">
            <text:p>29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eythuy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97" calcext:value-type="float">
            <text:p>29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lego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041" calcext:value-type="float">
            <text:p>100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aren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74" calcext:value-type="float">
            <text:p>48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lve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480" calcext:value-type="float">
            <text:p>444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indeloop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deken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ko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ns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evelak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74" calcext:value-type="float">
            <text:p>41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e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22" calcext:value-type="float">
            <text:p>40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f van Twent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lands Kroo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l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80" calcext:value-type="float">
            <text:p>43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nte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93" calcext:value-type="float">
            <text:p>37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fdplaa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blok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Mier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59" calcext:value-type="float">
            <text:p>19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 en Lage Zwaluw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96" calcext:value-type="float">
            <text:p>29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loon, Hapert en Ca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98" calcext:value-type="float">
            <text:p>39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283" calcext:value-type="float">
            <text:p>232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ezand-Sappe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357" calcext:value-type="float">
            <text:p>173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g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gwou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568" calcext:value-type="float">
            <text:p>295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ornaa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45" calcext:value-type="float">
            <text:p>19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s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00" calcext:value-type="float">
            <text:p>88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orst aan de M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ou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463" calcext:value-type="float">
            <text:p>134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j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0" calcext:value-type="float">
            <text:p>9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70" calcext:value-type="float">
            <text:p>77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461" calcext:value-type="float">
            <text:p>214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lsbe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Hul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87" calcext:value-type="float">
            <text:p>93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mmelo en Kep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70" calcext:value-type="float">
            <text:p>21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Hun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82" calcext:value-type="float">
            <text:p>27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daard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ls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Jsselh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49" calcext:value-type="float">
            <text:p>25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74" calcext:value-type="float">
            <text:p>65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sselstei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654" calcext:value-type="float">
            <text:p>106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Jz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Ilp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74" calcext:value-type="float">
            <text:p>15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t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a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acobswou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Jis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9" calcext:value-type="float">
            <text:p>4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Jutph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ag en Braass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meri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mp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714" calcext:value-type="float">
            <text:p>167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nte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p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95" calcext:value-type="float">
            <text:p>51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t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at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289" calcext:value-type="float">
            <text:p>202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at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8" calcext:value-type="float">
            <text:p>1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dic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rkra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068" calcext:value-type="float">
            <text:p>270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rkwerv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erk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31" calcext:value-type="float">
            <text:p>31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42" calcext:value-type="float">
            <text:p>18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e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33" calcext:value-type="float">
            <text:p>48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laasw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imm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oet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oosterbu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lund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97" calcext:value-type="float">
            <text:p>32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cke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e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ewa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ggen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llumerland en Nieuwkrui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05" calcext:value-type="float">
            <text:p>62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og aan de Zaa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en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21" calcext:value-type="float">
            <text:p>49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rtenhoef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ortge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01" calcext:value-type="float">
            <text:p>18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 aan den Rij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85" calcext:value-type="float">
            <text:p>22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oude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abbe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 L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impen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883" calcext:value-type="float">
            <text:p>138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Krimpener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ommeni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ruin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uin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Kwa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ar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de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dgraa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385" calcext:value-type="float">
            <text:p>203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ds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74" calcext:value-type="float">
            <text:p>47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03" calcext:value-type="float">
            <text:p>10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 Ruige Wei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ge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593" calcext:value-type="float">
            <text:p>105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angera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nsing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Gld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aren (N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80" calcext:value-type="float">
            <text:p>60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93" calcext:value-type="float">
            <text:p>86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41" calcext:value-type="float">
            <text:p>19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r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89" calcext:value-type="float">
            <text:p>97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90" calcext:value-type="float">
            <text:p>33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377" calcext:value-type="float">
            <text:p>443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euwarder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78" calcext:value-type="float">
            <text:p>46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893" calcext:value-type="float">
            <text:p>5789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er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581" calcext:value-type="float">
            <text:p>115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938" calcext:value-type="float">
            <text:p>169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idschendam-Voor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i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66" calcext:value-type="float">
            <text:p>22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kk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lysta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310" calcext:value-type="float">
            <text:p>293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ms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26" calcext:value-type="float">
            <text:p>57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ud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eus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879" calcext:value-type="float">
            <text:p>138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exmo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chtenvoor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882" calcext:value-type="float">
            <text:p>88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m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emp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55" calcext:value-type="float">
            <text:p>21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n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99" calcext:value-type="float">
            <text:p>33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Li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00" calcext:value-type="float">
            <text:p>51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s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09" calcext:value-type="float">
            <text:p>29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es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39" calcext:value-type="float">
            <text:p>45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mbri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80" calcext:value-type="float">
            <text:p>27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46" calcext:value-type="float">
            <text:p>51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ge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n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58" calcext:value-type="float">
            <text:p>18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nscho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728" calcext:value-type="float">
            <text:p>107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35" calcext:value-type="float">
            <text:p>30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ittenserad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23" calcext:value-type="float">
            <text:p>492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457" calcext:value-type="float">
            <text:p>94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94" calcext:value-type="float">
            <text:p>41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enersloo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Loon op Z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057" calcext:value-type="float">
            <text:p>110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os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40" calcext:value-type="float">
            <text:p>43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37" calcext:value-type="float">
            <text:p>61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ppe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54" calcext:value-type="float">
            <text:p>55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oss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76" calcext:value-type="float">
            <text:p>112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Luyksge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92" calcext:value-type="float">
            <text:p>13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heez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05" calcext:value-type="float">
            <text:p>43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28" calcext:value-type="float">
            <text:p>28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995" calcext:value-type="float">
            <text:p>199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rtensd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26" calcext:value-type="float">
            <text:p>47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a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47" calcext:value-type="float">
            <text:p>40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bre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891" calcext:value-type="float">
            <text:p>58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don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dr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64" calcext:value-type="float">
            <text:p>43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gouw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a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67" calcext:value-type="float">
            <text:p>31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slu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759" calcext:value-type="float">
            <text:p>167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astri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165" calcext:value-type="float">
            <text:p>611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de en Drimm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02" calcext:value-type="float">
            <text:p>61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gra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09" calcext:value-type="float">
            <text:p>65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iekerk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86" calcext:value-type="float">
            <text:p>17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k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28" calcext:value-type="float">
            <text:p>34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rk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13" calcext:value-type="float">
            <text:p>10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Mar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ar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46" calcext:value-type="float">
            <text:p>43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ur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70" calcext:value-type="float">
            <text:p>28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dembl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28" calcext:value-type="float">
            <text:p>352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erlo-Wan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42" calcext:value-type="float">
            <text:p>34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er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419" calcext:value-type="float">
            <text:p>104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gen, Haren en Mach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09" calcext:value-type="float">
            <text:p>15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ij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36" calcext:value-type="float">
            <text:p>26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ck en Herkenbo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48" calcext:value-type="float">
            <text:p>37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lisker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lissan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aldumad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56" calcext:value-type="float">
            <text:p>65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namerad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nterwol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epp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525" calcext:value-type="float">
            <text:p>125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erkel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h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lburg (Z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499" calcext:value-type="float">
            <text:p>204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harn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51" calcext:value-type="float">
            <text:p>81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li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lst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elf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-Drenth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denschouw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3" calcext:value-type="float">
            <text:p>12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dden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wold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dwou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e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88" calcext:value-type="float">
            <text:p>49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jdr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jnsheeren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ill en Sint Hub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32" calcext:value-type="float">
            <text:p>51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illingen aan de Rij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76" calcext:value-type="float">
            <text:p>26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ge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33" calcext:value-type="float">
            <text:p>29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er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erkap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71" calcext:value-type="float">
            <text:p>17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lenaarsgraaf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len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nick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99" calcext:value-type="float">
            <text:p>50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s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21" calcext:value-type="float">
            <text:p>97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ontf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67" calcext:value-type="float">
            <text:p>61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ntf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35" calcext:value-type="float">
            <text:p>15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k en Middel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54" calcext:value-type="float">
            <text:p>35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oor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43" calcext:value-type="float">
            <text:p>35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52" calcext:value-type="float">
            <text:p>33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stergel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Munt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aald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924" calcext:value-type="float">
            <text:p>139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a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477" calcext:value-type="float">
            <text:p>84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-Betuw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ederhorst den 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66" calcext:value-type="float">
            <text:p>25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l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280" calcext:value-type="float">
            <text:p>728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derwe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446" calcext:value-type="float">
            <text:p>74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99" calcext:value-type="float">
            <text:p>54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14" calcext:value-type="float">
            <text:p>16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eerij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00" calcext:value-type="float">
            <text:p>52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bbixwou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49" calcext:value-type="float">
            <text:p>49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- en Sint Joos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Beij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 Pekel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 To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gei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773" calcext:value-type="float">
            <text:p>297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nha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-Nie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-Amst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erkerk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53" calcext:value-type="float">
            <text:p>92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escha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Ginnek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66" calcext:value-type="float">
            <text:p>57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ko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48" calcext:value-type="float">
            <text:p>54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Lekk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51" calcext:value-type="float">
            <text:p>43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leu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18" calcext:value-type="float">
            <text:p>411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old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poo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stad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54" calcext:value-type="float">
            <text:p>18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euw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euw-Vosse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70" calcext:value-type="float">
            <text:p>10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gtev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jefu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34" calcext:value-type="float">
            <text:p>52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e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87" calcext:value-type="float">
            <text:p>13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891" calcext:value-type="float">
            <text:p>128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jme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067" calcext:value-type="float">
            <text:p>760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se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istelro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75" calcext:value-type="float">
            <text:p>34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-Beve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loo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n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er-Koggen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42" calcext:value-type="float">
            <text:p>47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gouw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Noordoostelijke Pol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oostpold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949" calcext:value-type="float">
            <text:p>189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801" calcext:value-type="float">
            <text:p>128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rdwijker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301" calcext:value-type="float">
            <text:p>73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otdor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89" calcext:value-type="float">
            <text:p>3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56" calcext:value-type="float">
            <text:p>31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enen, Gerwen en Nederwet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358" calcext:value-type="float">
            <text:p>103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19" calcext:value-type="float">
            <text:p>23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mans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unspee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609" calcext:value-type="float">
            <text:p>126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ut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87" calcext:value-type="float">
            <text:p>83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bbicht en Papen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b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20" calcext:value-type="float">
            <text:p>29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d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41" calcext:value-type="float">
            <text:p>60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effel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72" calcext:value-type="float">
            <text:p>10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egstge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803" calcext:value-type="float">
            <text:p>980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hé en Laa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3" calcext:value-type="float">
            <text:p>41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rs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irscho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97" calcext:value-type="float">
            <text:p>55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ister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47" calcext:value-type="float">
            <text:p>93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amb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695" calcext:value-type="float">
            <text:p>106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dehov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mark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ldenz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033" calcext:value-type="float">
            <text:p>150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96" calcext:value-type="float">
            <text:p>44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lst-Wijh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m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988" calcext:value-type="float">
            <text:p>89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derbank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99" calcext:value-type="float">
            <text:p>40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stwed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ltgensplaa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 Gel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 en West-Sou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-, West- en Middelbeer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89" calcext:value-type="float">
            <text:p>24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66" calcext:value-type="float">
            <text:p>90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dong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erbro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64" calcext:value-type="float">
            <text:p>59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hess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89" calcext:value-type="float">
            <text:p>23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402" calcext:value-type="float">
            <text:p>244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flakke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56" calcext:value-type="float">
            <text:p>47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kap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stellingwer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450" calcext:value-type="float">
            <text:p>1245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stvoor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ostzaa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25" calcext:value-type="float">
            <text:p>38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otmar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31" calcext:value-type="float">
            <text:p>21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enbaar Lichaam Z.IJ.P.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hem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loo, Sint Anthonis en Ledeack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89" calcext:value-type="float">
            <text:p>35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44" calcext:value-type="float">
            <text:p>50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pperdoe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pst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401" calcext:value-type="float">
            <text:p>134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6077" calcext:value-type="float">
            <text:p>260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sse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92" calcext:value-type="float">
            <text:p>24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terl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ers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tto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 en Nieuw Ga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02" calcext:value-type="float">
            <text:p>39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-Albl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Beij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461" calcext:value-type="float">
            <text:p>1046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IJsselstr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 Pekela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l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bo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44" calcext:value-type="float">
            <text:p>63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n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nho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-Nie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r-Am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75" calcext:value-type="float">
            <text:p>61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44" calcext:value-type="float">
            <text:p>40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erkerk aan den IJss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-To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ewat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91" calcext:value-type="float">
            <text:p>47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u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d-Vossem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uwer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assel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betuw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rsla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Ovez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nner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pek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ape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946" calcext:value-type="float">
            <text:p>139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el en M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eiz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54" calcext:value-type="float">
            <text:p>24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ekel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68" calcext:value-type="float">
            <text:p>64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hilippin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ershi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778" calcext:value-type="float">
            <text:p>87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ijnacker-Nootdor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lsbr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ortug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ort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Posterhol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20" calcext:value-type="float">
            <text:p>21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rinsen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43" calcext:value-type="float">
            <text:p>50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rmere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072" calcext:value-type="float">
            <text:p>310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67" calcext:value-type="float">
            <text:p>17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634" calcext:value-type="float">
            <text:p>106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Puttersho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aalt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602" calcext:value-type="float">
            <text:p>136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amsdon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59" calcext:value-type="float">
            <text:p>67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auwerder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avenstei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85" calcext:value-type="float">
            <text:p>398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eu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72" calcext:value-type="float">
            <text:p>62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id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imersw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831" calcext:value-type="float">
            <text:p>98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e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nk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667" calcext:value-type="float">
            <text:p>176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ns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08" calcext:value-type="float">
            <text:p>18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tranchemen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eu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44" calcext:value-type="float">
            <text:p>39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usel-De Mier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he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704" calcext:value-type="float">
            <text:p>237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e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59" calcext:value-type="float">
            <text:p>83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hoo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dderke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131" calcext:value-type="float">
            <text:p>231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19" calcext:value-type="float">
            <text:p>111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et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e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nsater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02" calcext:value-type="float">
            <text:p>6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s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787" calcext:value-type="float">
            <text:p>67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waa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15" calcext:value-type="float">
            <text:p>51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nwou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e Rij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53" calcext:value-type="float">
            <text:p>27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274" calcext:value-type="float">
            <text:p>122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jssen-Hol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NB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jswijk (Z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312" calcext:value-type="float">
            <text:p>253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illand-Bath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itt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ckanj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98" calcext:value-type="float">
            <text:p>93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erda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er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025" calcext:value-type="float">
            <text:p>200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45" calcext:value-type="float">
            <text:p>21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ggel en N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78" calcext:value-type="float">
            <text:p>297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Ronde Ve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677" calcext:value-type="float">
            <text:p>156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osendaal en Nisp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747" calcext:value-type="float">
            <text:p>307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ost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Rosma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096" calcext:value-type="float">
            <text:p>140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s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34" calcext:value-type="float">
            <text:p>15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tter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99109" calcext:value-type="float">
            <text:p>2991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21" calcext:value-type="float">
            <text:p>70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oz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5" calcext:value-type="float">
            <text:p>63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cp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569" calcext:value-type="float">
            <text:p>1056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97" calcext:value-type="float">
            <text:p>339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inerwo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22" calcext:value-type="float">
            <text:p>17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ur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77" calcext:value-type="float">
            <text:p>36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uwi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as van Gen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441" calcext:value-type="float">
            <text:p>44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assenhei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312" calcext:value-type="float">
            <text:p>73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esbe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584" calcext:value-type="float">
            <text:p>85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09" calcext:value-type="float">
            <text:p>39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alk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ars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emda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88" calcext:value-type="float">
            <text:p>66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llink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lluin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51" calcext:value-type="float">
            <text:p>20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ermerhor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erpenze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81" calcext:value-type="float">
            <text:p>43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952" calcext:value-type="float">
            <text:p>359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ermonnikoo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1" calcext:value-type="float">
            <text:p>49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jnd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777" calcext:value-type="float">
            <text:p>107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mm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in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58" calcext:value-type="float">
            <text:p>68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in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iplui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60" calcext:value-type="float">
            <text:p>39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dij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ne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75" calcext:value-type="float">
            <text:p>37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05" calcext:value-type="float">
            <text:p>59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onrewoe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choor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56" calcext:value-type="float">
            <text:p>33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chouwen-Duive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Schouwen-Duivenland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rooskerke (Walcheren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even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307" calcext:value-type="float">
            <text:p>330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jbe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mpel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917" calcext:value-type="float">
            <text:p>59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Anthoni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Geertrui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Janst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Lauren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Maar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Odili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826" calcext:value-type="float">
            <text:p>18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 Pancr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 Philips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21" calcext:value-type="float">
            <text:p>11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-Anna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aarten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int-Michielsgest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98" calcext:value-type="float">
            <text:p>629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nt-Oedenro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133" calcext:value-type="float">
            <text:p>813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227" calcext:value-type="float">
            <text:p>2322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ittard-Gel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karsterlâ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022" calcext:value-type="float">
            <text:p>120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46" calcext:value-type="float">
            <text:p>42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enak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ie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874" calcext:value-type="float">
            <text:p>118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ch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29" calcext:value-type="float">
            <text:p>69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oten (F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luis (oud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88" calcext:value-type="float">
            <text:p>14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luis-Aard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mallinger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436" calcext:value-type="float">
            <text:p>254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mi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17" calcext:value-type="float">
            <text:p>451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037" calcext:value-type="float">
            <text:p>150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nelre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o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294" calcext:value-type="float">
            <text:p>212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429" calcext:value-type="float">
            <text:p>84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ommel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on en Breug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090" calcext:value-type="float">
            <text:p>70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aubee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pijke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4795" calcext:value-type="float">
            <text:p>347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prang-Cap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59" calcext:value-type="float">
            <text:p>485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. Anthoni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aan 't Haringvlie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d Del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24" calcext:value-type="float">
            <text:p>38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dskan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667" calcext:value-type="float">
            <text:p>1666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nddaarbui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75" calcext:value-type="float">
            <text:p>137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ph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46" calcext:value-type="float">
            <text:p>68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aveniss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avo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de Broec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079" calcext:value-type="float">
            <text:p>90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d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925" calcext:value-type="float">
            <text:p>69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bergen en Kruis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d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56" calcext:value-type="float">
            <text:p>22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495" calcext:value-type="float">
            <text:p>104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enwijkerwo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in (L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192" calcext:value-type="float">
            <text:p>131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elle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evenswe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6" calcext:value-type="float">
            <text:p>7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ichtse Vech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iphou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ol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out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amproy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30" calcext:value-type="float">
            <text:p>24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treefker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trij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52" calcext:value-type="float">
            <text:p>435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údwest-Fryslâ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Suste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68" calcext:value-type="float">
            <text:p>65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Swal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16" calcext:value-type="float">
            <text:p>42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ge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789" calcext:value-type="float">
            <text:p>978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heij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83" calcext:value-type="float">
            <text:p>428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mun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erneu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560" calcext:value-type="float">
            <text:p>1756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rschellin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96" calcext:value-type="float">
            <text:p>21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ter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14" calcext:value-type="float">
            <text:p>271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x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399" calcext:value-type="float">
            <text:p>63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eyling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hol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645" calcext:value-type="float">
            <text:p>964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51" calcext:value-type="float">
            <text:p>13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387" calcext:value-type="float">
            <text:p>1638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enhoven (ZH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ietjerkst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i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0599" calcext:value-type="float">
            <text:p>8059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b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26" calcext:value-type="float">
            <text:p>91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udderen (Drostambt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ull en 't W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enter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wis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ynaarlo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ytsjerksterad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137" calcext:value-type="float">
            <text:p>1513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bach over Worm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b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41" calcext:value-type="float">
            <text:p>474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740" calcext:value-type="float">
            <text:p>1774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den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370" calcext:value-type="float">
            <text:p>43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gee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76" calcext:value-type="float">
            <text:p>47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o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434" calcext:value-type="float">
            <text:p>1143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ithuizermee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lestrat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lr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84" calcext:value-type="float">
            <text:p>548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16" calcext:value-type="float">
            <text:p>661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rmo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rs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squer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ting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Utrecht (gemeente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1263" calcext:value-type="float">
            <text:p>1212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trechtse Heuvelru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al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339" calcext:value-type="float">
            <text:p>53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12" calcext:value-type="float">
            <text:p>621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(ZH.)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96" calcext:value-type="float">
            <text:p>159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 aan de Geu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01" calcext:value-type="float">
            <text:p>91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burg-Houthe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alkeniss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56" calcext:value-type="float">
            <text:p>30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lkenswaar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079" calcext:value-type="float">
            <text:p>1507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ari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e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366" calcext:value-type="float">
            <text:p>143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n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190" calcext:value-type="float">
            <text:p>251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e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71" calcext:value-type="float">
            <text:p>247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gh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181" calcext:value-type="float">
            <text:p>131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d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9246" calcext:value-type="float">
            <text:p>192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ls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0648" calcext:value-type="float">
            <text:p>306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36" calcext:value-type="float">
            <text:p>35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2554" calcext:value-type="float">
            <text:p>3255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nray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126" calcext:value-type="float">
            <text:p>1712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ssem, Wintelre en Knegs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94" calcext:value-type="float">
            <text:p>23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an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566" calcext:value-type="float">
            <text:p>95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lingsbee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90" calcext:value-type="float">
            <text:p>389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ierpolder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inkeveen en Waver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laard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832" calcext:value-type="float">
            <text:p>378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agtwed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020" calcext:value-type="float">
            <text:p>80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dd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24" calcext:value-type="float">
            <text:p>17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euten-De Mee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38" calcext:value-type="float">
            <text:p>773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24" calcext:value-type="float">
            <text:p>5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jm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29" calcext:value-type="float">
            <text:p>78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s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044" calcext:value-type="float">
            <text:p>2204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i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621" calcext:value-type="float">
            <text:p>46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lodro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49" calcext:value-type="float">
            <text:p>11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erend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468" calcext:value-type="float">
            <text:p>64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gelwaar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llenhov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oorbu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082" calcext:value-type="float">
            <text:p>210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hou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188" calcext:value-type="float">
            <text:p>51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cho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405" calcext:value-type="float">
            <text:p>114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or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708" calcext:value-type="float">
            <text:p>117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o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56" calcext:value-type="float">
            <text:p>41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ee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eesw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rie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86" calcext:value-type="float">
            <text:p>478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iezen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330" calcext:value-type="float">
            <text:p>93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rouwenpol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Vug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308" calcext:value-type="float">
            <text:p>123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u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lr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765" calcext:value-type="float">
            <text:p>77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l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605" calcext:value-type="float">
            <text:p>1460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ar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n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ar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ddinxve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581" calcext:value-type="float">
            <text:p>125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gen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555" calcext:value-type="float">
            <text:p>165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m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neperve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nroij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74" calcext:value-type="float">
            <text:p>247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nss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d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ff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menhuiz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rmo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700" calcext:value-type="float">
            <text:p>27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rnsvel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553" calcext:value-type="float">
            <text:p>45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p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365" calcext:value-type="float">
            <text:p>23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ssen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681" calcext:value-type="float">
            <text:p>1368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839" calcext:value-type="float">
            <text:p>78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aterlandkerkj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d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ersel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224" calcext:value-type="float">
            <text:p>422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0129" calcext:value-type="float">
            <text:p>201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170" calcext:value-type="float">
            <text:p>91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esperkarsp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h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55" calcext:value-type="float">
            <text:p>31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melding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kenda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253" calcext:value-type="float">
            <text:p>92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rkhov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rvershoo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643" calcext:value-type="float">
            <text:p>364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s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070" calcext:value-type="float">
            <text:p>107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 Maas en Waa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66" calcext:value-type="float">
            <text:p>83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dong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dorp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bor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794" calcext:value-type="float">
            <text:p>379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36" calcext:value-type="float">
            <text:p>83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-Koggen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268" calcext:value-type="float">
            <text:p>62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schouw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42" calcext:value-type="float">
            <text:p>284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er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erv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649" calcext:value-type="float">
            <text:p>764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kape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30" calcext:value-type="float">
            <text:p>13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ma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stellingwerf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2148" calcext:value-type="float">
            <text:p>121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voorn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88" calcext:value-type="float">
            <text:p>688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estwou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estzaa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e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1082" calcext:value-type="float">
            <text:p>110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056" calcext:value-type="float">
            <text:p>405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11" calcext:value-type="float">
            <text:p>571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eringerwaar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c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332" calcext:value-type="float">
            <text:p>1733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demer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ne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deworm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15" calcext:value-type="float">
            <text:p>61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h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65" calcext:value-type="float">
            <text:p>356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401" calcext:value-type="float">
            <text:p>24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bij Duurste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230" calcext:value-type="float">
            <text:p>823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jk en Aalbur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l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nandsra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jngaar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dervan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lemsta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20" calcext:value-type="float">
            <text:p>16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lleskop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lni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k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inschot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73" calcext:value-type="float">
            <text:p>997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s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547" calcext:value-type="float">
            <text:p>65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nterswij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021" calcext:value-type="float">
            <text:p>1402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ch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9902" calcext:value-type="float">
            <text:p>990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ssenkerk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546" calcext:value-type="float">
            <text:p>154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itt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806" calcext:value-type="float">
            <text:p>38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ns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68" calcext:value-type="float">
            <text:p>496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erd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7651" calcext:value-type="float">
            <text:p>1765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gnu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529" calcext:value-type="float">
            <text:p>352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De Wold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lphaarts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ns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ku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m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710" calcext:value-type="float">
            <text:p>57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rm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rmerve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oubrugg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562" calcext:value-type="float">
            <text:p>256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enber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31" calcext:value-type="float">
            <text:p>503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dric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801" calcext:value-type="float">
            <text:p>6801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ouw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47" calcext:value-type="float">
            <text:p>414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ûnserad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10" calcext:value-type="float">
            <text:p>551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ee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Wymbritseradi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139" calcext:value-type="float">
            <text:p>713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Yersek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msla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dijk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ansta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025" calcext:value-type="float">
            <text:p>6602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altbommel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872" calcext:value-type="float">
            <text:p>48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't Zandt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andvoo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258" calcext:value-type="float">
            <text:p>825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derik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55" calcext:value-type="float">
            <text:p>665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land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09" calcext:value-type="float">
            <text:p>28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vang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806" calcext:value-type="float">
            <text:p>28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ewo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957" calcext:value-type="float">
            <text:p>395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gvel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eis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600" calcext:value-type="float">
            <text:p>3160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lhem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82" calcext:value-type="float">
            <text:p>548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aa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572" calcext:value-type="float">
            <text:p>135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berg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7948" calcext:value-type="float">
            <text:p>794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ov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372" calcext:value-type="float">
            <text:p>137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3166" calcext:value-type="float">
            <text:p>31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evenhuizen-Moerkapell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ierikze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06" calcext:value-type="float">
            <text:p>500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ijp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420" calcext:value-type="float">
            <text:p>5420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len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etermeer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0309" calcext:value-type="float">
            <text:p>503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eterwou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195" calcext:value-type="float">
            <text:p>419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onnemair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outel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 en Noord-Schermer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-Beij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broek (Gr.)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dorp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hor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8664" calcext:value-type="float">
            <text:p>866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lar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5592" calcext:value-type="float">
            <text:p>559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plas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idwold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722" calcext:value-type="float">
            <text:p>472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idzande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under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6677" calcext:value-type="float">
            <text:p>6677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utphen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6066" calcext:value-type="float">
            <text:p>1606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aag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mmerdam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al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ewaterland</text:p>
          </table:table-cell>
          <table:table-cell table:style-name="ce9" office:value-type="string" calcext:value-type="string">
            <text:p>Vrouwen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Zwartsluis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208" calcext:value-type="float">
            <text:p>22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eeloo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1404" calcext:value-type="float">
            <text:p>140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ijndrecht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21409" calcext:value-type="float">
            <text:p>2140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Zwolle</text:p>
          </table:table-cell>
          <table:table-cell table:style-name="ce9" office:value-type="string" calcext:value-type="string">
            <text:p>Vrouwen</text:p>
          </table:table-cell>
          <table:table-cell table:style-name="ce12" office:value-type="float" office:value="49551" calcext:value-type="float">
            <text:p>49551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Zwollerkerspel</text:p>
          </table:table-cell>
          <table:table-cell table:style-name="ce10" office:value-type="string" calcext:value-type="string">
            <text:p>Vrouwen</text:p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abLinker" style:family="table-cell" style:parent-style-name="Default" style:data-style-name="N0">
      <style:table-cell-properties fo:background-color="transparent" style:vertical-align="automatic"/>
    </style:style>
    <style:style style:name="TL_20_ColHeader" style:display-name="TL ColHeader" style:family="table-cell" style:parent-style-name="Default" style:data-style-name="N0">
      <style:table-cell-properties fo:background-color="#69d2e7" style:vertical-align="automatic"/>
    </style:style>
    <style:style style:name="TL_20_Data" style:display-name="TL Data" style:family="table-cell" style:parent-style-name="Default" style:data-style-name="N0">
      <style:table-cell-properties fo:background-color="#c8c8a9" style:vertical-align="automatic"/>
    </style:style>
    <style:style style:name="TL_20_RowHeader" style:display-name="TL RowHeader" style:family="table-cell" style:parent-style-name="Default" style:data-style-name="N0">
      <style:table-cell-properties fo:background-color="#fae600" style:vertical-align="automatic"/>
    </style:style>
    <style:style style:name="TL_20_RowProperty" style:display-name="TL RowProperty" style:family="table-cell" style:parent-style-name="Default" style:data-style-name="N0">
      <style:table-cell-properties fo:background-color="#fa6900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MacOSX_X86_64 LibreOffice_project/de093506bcdc5fafd9023ee680b8c60e3e0645d7</meta:generator>
    <meta:initial-creator>Ashkan Ashkpour</meta:initial-creator>
    <meta:creation-date>2017-12-07T12:17:16Z</meta:creation-date>
    <dc:date>2017-12-08T13:36:28.806511000</dc:date>
    <meta:editing-cycles>3</meta:editing-cycles>
    <meta:editing-duration>PT7M42S</meta:editing-duration>
    <meta:document-statistic meta:table-count="1" meta:cell-count="6010" meta:object-count="0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</office:meta>
</office:document-meta>
</file>